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c0a" officeooo:paragraph-rsid="000e2c0a"/>
    </style:style>
    <style:style style:name="P2" style:family="paragraph" style:parent-style-name="Standard">
      <style:text-properties officeooo:rsid="000e4e2b" officeooo:paragraph-rsid="000e4e2b"/>
    </style:style>
    <style:style style:name="T1" style:family="text">
      <style:text-properties officeooo:rsid="000e4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ansys<text:tab/><text:tab/><text:tab/><text:tab/><text:tab/><text:tab/><text:tab/><text:tab/>JC</text:p>
      <text:p text:style-name="P1"/>
      <text:p text:style-name="P1"><text:span text:style-name="T1">(1) </text:span>Python 2.7.6<text:tab/><text:tab/><text:tab/><text:tab/><text:tab/><text:tab/><text:span text:style-name="T1">(1) </text:span>Python 2.7.12</text:p>
      <text:p text:style-name="P1"/>
      <text:p text:style-name="P2">(2) Distributor ID:<text:tab/>Ubuntu<text:tab/><text:tab/><text:tab/><text:tab/>(2) </text:p>
      <text:p text:style-name="P2">Description:<text:tab/>Ubuntu 14.04.5 LTS</text:p>
      <text:p text:style-name="P2">Release:<text:tab/>14.04</text:p>
      <text:p text:style-name="P2">Codename:<text:tab/>trust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2:09:21.217095243</meta:creation-date>
    <dc:date>2017-11-20T12:11:24.546122430</dc:date>
    <meta:editing-duration>PT1M1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1" meta:character-count="156" meta:non-whitespace-character-count="121"/>
  </office:meta>
</office:document-meta>
</file>